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ae3a" officeooo:paragraph-rsid="000fae3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officeooo:paragraph-rsid="00113772" style:font-size-asian="14pt" style:font-size-complex="14pt"/>
    </style:style>
    <style:style style:name="P3" style:family="paragraph" style:parent-style-name="Standard">
      <style:text-properties officeooo:paragraph-rsid="00113772"/>
    </style:style>
    <style:style style:name="P4" style:family="paragraph" style:parent-style-name="Standard">
      <style:text-properties style:font-name="sans-serif" fo:font-size="17.25pt" officeooo:paragraph-rsid="00113772" style:font-size-asian="14pt" style:font-size-complex="14pt"/>
    </style:style>
    <style:style style:name="P5" style:family="paragraph" style:parent-style-name="Standard">
      <style:text-properties style:font-name="sans-serif" fo:font-size="17.25pt" officeooo:rsid="00128234" officeooo:paragraph-rsid="00128234" style:font-size-asian="14pt" style:font-size-complex="14pt"/>
    </style:style>
    <style:style style:name="P6" style:family="paragraph" style:parent-style-name="Standard">
      <style:text-properties style:font-name="sans-serif" fo:font-size="17.25pt" fo:font-weight="bold" officeooo:rsid="00128234" officeooo:paragraph-rsid="00128234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paragraph-rsid="0013a0b4" style:font-size-asian="14pt" style:font-size-complex="14pt"/>
    </style:style>
    <style:style style:name="P10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end" style:justify-single-word="false"/>
      <style:text-properties fo:font-size="14pt" officeooo:paragraph-rsid="000fa14a" style:font-size-asian="14pt" style:font-size-complex="14pt"/>
    </style:style>
    <style:style style:name="P12" style:family="paragraph" style:parent-style-name="Text_20_body">
      <style:paragraph-properties fo:text-align="end" style:justify-single-word="false"/>
      <style:text-properties fo:font-size="14pt" officeooo:rsid="000fa14a" officeooo:paragraph-rsid="000fa14a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fae3a" style:font-size-asian="14pt" style:font-weight-asian="bold" style:font-size-complex="14pt" style:font-weight-complex="bold"/>
    </style:style>
    <style:style style:name="T3" style:family="text">
      <style:text-properties officeooo:rsid="000fa1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377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" fo:font-size="14pt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style:font-weight-asian="normal" style:font-weight-complex="normal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style:font-name="Liberation Serif" fo:font-size="14pt" fo:font-weight="bold" officeooo:rsid="00113772" style:font-size-asian="14pt" style:font-weight-asian="bold" style:font-size-complex="14pt" style:font-weight-complex="bold"/>
    </style:style>
    <style:style style:name="T12" style:family="text">
      <style:text-properties officeooo:rsid="001137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Федеральное государственное бюджетное образовательное учреждение высшего образования</text:span> </text:p>
      <text:p text:style-name="P8">«Сибирский государственный университет телекоммуникаций и информатики» </text:p>
      <text:p text:style-name="P8">(СибГУТИ) </text:p>
      <text:p text:style-name="P8">Кафедра прикладной математики и кибернетики </text:p>
      <text:p text:style-name="P8"/>
      <text:p text:style-name="P8"/>
      <text:p text:style-name="P8"/>
      <text:p text:style-name="P8">Лабораторная работа №<text:span text:style-name="T3">1</text:span></text:p>
      <text:p text:style-name="P8">по дисциплине «Функциональное и логическое программирование» </text:p>
      <text:p text:style-name="P8">Бригада №<text:span text:style-name="T3">4</text:span></text:p>
      <text:p text:style-name="P8"/>
      <text:p text:style-name="P8"/>
      <text:p text:style-name="P8"/>
      <text:p text:style-name="P8"/>
      <text:p text:style-name="P11">Выполнили :</text:p>
      <text:p text:style-name="P11">студенты группы <text:span text:style-name="T3">ИП-811</text:span></text:p>
      <text:p text:style-name="P12">Адов А.С.</text:p>
      <text:p text:style-name="P11"><text:span text:style-name="T3">Бобова И.А.</text:span></text:p>
      <text:p text:style-name="P10">Работу проверил: </text:p>
      <text:p text:style-name="P12">Галкина М.Ю.</text:p>
      <text:p text:style-name="P8"/>
      <text:p text:style-name="P8"/>
      <text:p text:style-name="P8"/>
      <text:p text:style-name="P8"/>
      <text:p text:style-name="P8"/>
      <text:p text:style-name="P8"/>
      <text:p text:style-name="P9">Новосибирск</text:p>
      <text:p text:style-name="P9"><text:s/>2020 г. </text:p>
      <text:p text:style-name="P1"><text:soft-page-break/>Задание:</text:p>
      <text:p text:style-name="P3"><text:span text:style-name="T2">1)</text:span><text:span text:style-name="T8">Напишите сложную функцию, используя композиции функций CAR и CDR, которая возвращает атом *при применении к следующему списку:</text:span></text:p>
      <text:p text:style-name="P3"><text:span text:style-name="T8">(1 (2 (*3) 4) 5)</text:span></text:p>
      <text:p text:style-name="P3"><text:span text:style-name="T8"/></text:p>
      <text:p text:style-name="P3"><text:span text:style-name="T11">2)</text:span><text:span text:style-name="T10">Объясните работу функций и определите результат обращения:</text:span></text:p>
      <text:p text:style-name="P2"><text:span text:style-name="T12">(</text:span>append ' (+ 1 2) ' () )</text:p>
      <text:p text:style-name="P2"><text:span text:style-name="T10"/></text:p>
      <text:p text:style-name="P3"><text:span text:style-name="T11">3)</text:span><text:span text:style-name="T10">Из атомов 1, 2, 3, nilсоздайте указанные списки двумя способами:</text:span></text:p>
      <text:p text:style-name="P3"><text:span text:style-name="T10">а) с помощью композиций функций CONS;</text:span></text:p>
      <text:p text:style-name="P3"><text:span text:style-name="T10">б) с помощью композиций функций LIST.</text:span></text:p>
      <text:p text:style-name="P2">((1 ) (2 (3 )))</text:p>
      <text:p text:style-name="P2"><text:span text:style-name="T10"/></text:p>
      <text:p text:style-name="P2"><text:span text:style-name="T5">4)</text:span><text:span text:style-name="T6">С помощью </text:span><text:span text:style-name="T4">DEFUN </text:span><text:span text:style-name="T6">определите функцию, которая возвращает измененный список по заданию(в теле функции разрешается использовать только следующие встроенные функции:</text:span><text:span text:style-name="T4">CAR,CDR, CONS, APPEND, LIST, LAST, BUTLAST </text:span><text:span text:style-name="T6">с одним аргументом). Проверьте её работу, организуя обращение к функции со списками разной длины.</text:span></text:p>
      <text:p text:style-name="P4"><text:span text:style-name="T9">Функция меняет местами второй и третий элементы списка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6"><text:soft-page-break/><text:span text:style-name="T7">Листинг программы:</text:span></text:p>
      <text:p text:style-name="P4"><text:span text:style-name="T8"/></text:p>
      <text:p text:style-name="P4"><text:span text:style-name="T9">(car(cadadr'(1 (2 (* 3) 4) 5))) <text:line-break/>(car(car(cdr(car(cdr'(1 (2 (* 3) 4) 5)))))) <text:line-break/><text:line-break/>(append '(* 1 2) '()) <text:line-break/><text:line-break/>((1)(2 (3))) <text:line-break/>(cons (cons 1 nil)(cons (cons 2 (cons (cons 3 nil) nil)) nil)) <text:line-break/>(list (list 1) (list 2 (list 3)))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0:30:28.787679819</meta:creation-date>
    <dc:date>2020-09-14T00:50:01.138558369</dc:date>
    <meta:editing-duration>PT19M4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28" meta:word-count="197" meta:character-count="1384" meta:non-whitespace-character-count="1200"/>
  </office:meta>
</office:document-meta>
</file>